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margin-top="0cm" fo:margin-bottom="0.212cm" loext:contextual-spacing="false" fo:text-align="center" style:justify-single-word="false"/>
      <style:text-properties fo:font-size="14pt" fo:font-weight="bold" style:font-size-asian="14pt" style:font-weight-asian="bold" style:font-size-complex="14pt"/>
    </style:style>
    <style:style style:name="P3" style:family="paragraph" style:parent-style-name="Standard" style:master-page-name="Standard">
      <style:paragraph-properties fo:margin-top="0cm" fo:margin-bottom="0.212cm" loext:contextual-spacing="false" fo:text-align="center" style:justify-single-word="false" style:page-number="auto"/>
    </style:style>
    <style:style style:name="P4" style:family="paragraph" style:parent-style-name="Standard">
      <style:paragraph-properties fo:margin-top="0cm" fo:margin-bottom="0cm" loext:contextual-spacing="false" fo:line-height="100%">
        <style:tab-stops>
          <style:tab-stop style:position="0.751cm"/>
          <style:tab-stop style:position="1.501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5" style:family="paragraph" style:parent-style-name="Standard">
      <style:paragraph-properties fo:margin-top="0cm" fo:margin-bottom="0cm" loext:contextual-spacing="false" fo:line-height="100%">
        <style:tab-stops>
          <style:tab-stop style:position="0.751cm"/>
          <style:tab-stop style:position="1.501cm"/>
          <style:tab-stop style:position="2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6" style:family="paragraph" style:parent-style-name="Standard" style:list-style-name="WW8Num1">
      <style:paragraph-properties fo:margin-top="0cm" fo:margin-bottom="0cm" loext:contextual-spacing="false" fo:line-height="100%"/>
    </style:style>
    <style:style style:name="P7" style:family="paragraph" style:parent-style-name="Standard">
      <style:paragraph-properties fo:margin-top="0cm" fo:margin-bottom="0cm" loext:contextual-spacing="false" fo:line-height="100%">
        <style:tab-stops>
          <style:tab-stop style:position="0.751cm"/>
          <style:tab-stop style:position="1.501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" style:font-size-asian="10pt" style:language-asian="es" style:country-asian="ES" style:font-name-complex="Courier New" style:font-size-complex="10pt"/>
    </style:style>
    <style:style style:name="P8" style:family="paragraph" style:parent-style-name="Standard">
      <style:paragraph-properties fo:margin-top="0cm" fo:margin-bottom="0cm" loext:contextual-spacing="false" fo:line-height="100%">
        <style:tab-stops>
          <style:tab-stop style:position="0.751cm"/>
          <style:tab-stop style:position="1.501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fo:language="en" fo:country="US" style:font-name-asian="Times New Roman" style:font-size-asian="10pt" style:language-asian="es" style:country-asian="ES" style:font-name-complex="Courier New" style:font-size-complex="10pt"/>
    </style:style>
    <style:style style:name="P9" style:family="paragraph" style:parent-style-name="Standard" style:list-style-name="WW8Num1">
      <style:paragraph-properties fo:margin-top="0cm" fo:margin-bottom="0.353cm" loext:contextual-spacing="false" fo:line-height="100%"/>
    </style:style>
    <style:style style:name="P10" style:family="paragraph" style:parent-style-name="Standard" style:list-style-name="WW8Num1">
      <style:paragraph-properties fo:margin-top="0cm" fo:margin-bottom="0.494cm" loext:contextual-spacing="false" fo:line-height="100%"/>
      <style:text-properties style:font-name-asian="Times New Roman" style:language-asian="es" style:country-asian="ES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style:font-name="Calibri" fo:font-size="11pt" style:font-size-asian="11pt" style:font-name-complex="Calibri" style:font-size-complex="11pt"/>
    </style:style>
    <style:style style:name="T3" style:family="text">
      <style:text-properties style:font-name="Calibri" fo:font-size="11pt" style:font-name-asian="Times New Roman" style:font-size-asian="11pt" style:language-asian="es" style:country-asian="ES" style:font-name-complex="Calibri" style:font-size-complex="11pt"/>
    </style:style>
    <style:style style:name="T4" style:family="text">
      <style:text-properties style:font-name-asian="Times New Roman" style:language-asian="es" style:country-asian="ES"/>
    </style:style>
    <style:style style:name="T5" style:family="text">
      <style:text-properties style:font-name-asian="Times New Roman" style:language-asian="es" style:country-asian="ES" style:font-name-complex="Courier New"/>
    </style:style>
    <style:style style:name="T6" style:family="text">
      <style:text-properties style:font-name="Courier New" fo:font-size="10pt" style:font-name-asian="Times New Roman" style:font-size-asian="10pt" style:language-asian="es" style:country-asian="ES" style:font-name-complex="Courier New" style:font-size-complex="10pt"/>
    </style:style>
    <style:style style:name="T7" style:family="text">
      <style:text-properties style:font-name="Courier New" fo:font-size="10pt" fo:language="en" fo:country="US" style:font-name-asian="Times New Roman" style:font-size-asian="10pt" style:language-asian="es" style:country-asian="ES" style:font-name-complex="Courier New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Ejercicios Tema 2</text:span></text:p>
      <text:p text:style-name="P2">Introducción al Lenguaje JavaScript</text:p>
      <text:p text:style-name="HTML_20_con_20_formato_20_previo"><text:span text:style-name="T2">0.-</text:span><text:span text:style-name="T3"> Modificar el siguiente script para:</text:span></text:p>
      <text:p text:style-name="P8">&lt;!DOCTYPE html&gt;</text:p>
      <text:p text:style-name="P4"><text:span text:style-name="T7">&lt;html lang=”es”&gt;</text:span></text:p>
      <text:p text:style-name="P4"><text:span text:style-name="T7"><text:tab/>&lt;head&gt;</text:span></text:p>
      <text:p text:style-name="P4"><text:span text:style-name="T7"><text:tab/><text:tab/>&lt;meta http-equiv="Content-Type" content="text/html; charset=UTF-8"/&gt;</text:span></text:p>
      <text:p text:style-name="P4"><text:span text:style-name="T7"><text:tab/><text:tab/>&lt;title&gt;El primer script&lt;/title&gt;</text:span></text:p>
      <text:p text:style-name="P8"/>
      <text:p text:style-name="P4"><text:span text:style-name="T7"><text:tab/><text:tab/>&lt;script type="text/javascript"&gt;</text:span></text:p>
      <text:p text:style-name="P5"><text:span text:style-name="T7"><text:tab/><text:tab/><text:tab/>console.log("Hola Mundo!");</text:span></text:p>
      <text:p text:style-name="P4"><text:span text:style-name="T6"><text:tab/><text:tab/>&lt;/script&gt;</text:span></text:p>
      <text:p text:style-name="P4"><text:span text:style-name="T6"><text:tab/>&lt;/head&gt;</text:span></text:p>
      <text:p text:style-name="P7"/>
      <text:p text:style-name="P4"><text:span text:style-name="T6"><text:tab/>&lt;body&gt;</text:span></text:p>
      <text:p text:style-name="P4"><text:span text:style-name="T6"><text:tab/><text:tab/>&lt;p&gt;Esta página contiene el primer script&lt;/p&gt;</text:span></text:p>
      <text:p text:style-name="P4"><text:span text:style-name="T6"><text:tab/>&lt;/body&gt;</text:span></text:p>
      <text:p text:style-name="P7">&lt;/html&gt;</text:p>
      <text:list xml:id="list2961628920" text:style-name="WW8Num1">
        <text:list-item>
          <text:p text:style-name="P6"><text:span text:style-name="T4">Todo el código JavaScript se encuentre en un archivo externo llamado </text:span><text:span text:style-name="T5">codigo.js</text:span><text:span text:style-name="T4"> y el script siga funcionando de la misma manera.</text:span></text:p>
        </text:list-item>
        <text:list-item>
          <text:p text:style-name="P9"><text:span text:style-name="T4">Después del primer mensaje, nos pida un dato y lo muestre por pantalla.</text:span></text:p>
        </text:list-item>
        <text:list-item>
          <text:p text:style-name="P10">Añadir algunos comentarios que expliquen el funcionamiento del código</text:p>
        </text:list-item>
      </text:list>
      <text:p text:style-name="P1">1.-Crea un programa que tenga dos páginas web, de la primera vaya a la segunda y en ésta pida una cantidad en euros y me de el resultado en pesetas.</text:p>
      <text:p text:style-name="P1">2.-Crea un programa que pida dos números y me devuelva la suma por pantalla (utiliza alert y luego document.write)</text:p>
      <text:p text:style-name="P1">3.- Programa que repite un texto cualquiera, el número de veces que introduzcamos por pantalla, utilizando un “while”.</text:p>
      <text:p text:style-name="P1">4.- Programa que calcula todos los múltiplos de 11 menores de 3000 y por último nos da la suma de todos ellos.</text:p>
      <text:p text:style-name="P1">5.-Programa que calcula la hipotenusa de un triángulo rectángulo</text:p>
      <text:p text:style-name="P1">6.- Vamos a hacer un programa que nos pregunte un número entero del 1 al 10, y el usuario del programa tiene 5 tentativas para adivinarlo.</text:p>
      <text:p text:style-name="P1">7.- Escribe un programa que nos vaya pidiendo números. Si escribimos el número 9999 se acaba; por último el programa nos da como resultado el número de números introducidos, exceptuando el 9999.</text:p>
      <text:p text:style-name="P1">8.- Haz un programa que escriba 50 números aleatorios enteros entre 1 y 6.</text:p>
      <text:p text:style-name="P1">9.- Haz un programa que saque la tabla de multiplicar de un número pedido al usuario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TML_20_con_20_formato_20_previo" style:display-name="HTML con formato previ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WW8Num1z0" style:family="text">
      <style:text-properties style:font-name-asian="Times New Roman" style:font-family-asian="'Times New Roman'" style:font-family-generic-asian="roman" style:font-pitch-asian="variable" style:language-asian="es" style:country-asian="ES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uente_20_de_20_párrafo_20_predeter." style:display-name="Fuente de párrafo predeter." style:family="text"/>
    <style:style style:name="HTML_20_con_20_formato_20_previo_20_Car" style:display-name="HTML con formato previo Car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sc2" style:family="text"/>
    <style:style style:name="kw2" style:family="text"/>
    <style:style style:name="kw3" style:family="text"/>
    <style:style style:name="sy0" style:family="text"/>
    <style:style style:name="st0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meta:initial-creator>jminsausti</meta:initial-creator>
    <meta:creation-date>2012-09-11T17:21:00</meta:creation-date>
    <dc:creator>JI</dc:creator>
    <dc:date>2017-09-10T19:03:00</dc:date>
    <meta:editing-cycles>6</meta:editing-cycles>
    <meta:editing-duration>PT1H13M</meta:editing-duration>
    <meta:document-statistic meta:table-count="0" meta:image-count="0" meta:object-count="0" meta:page-count="1" meta:paragraph-count="28" meta:word-count="272" meta:character-count="1700" meta:non-whitespace-character-count="1442"/>
    <meta:generator>LibreOffice/6.0.3.2$Linux_X86_64 LibreOffice_project/00m0$Build-2</meta:generator>
  </office:meta>
</office:document-meta>
</file>